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8500" officeooo:paragraph-rsid="001c8500"/>
    </style:style>
    <style:style style:name="P2" style:family="paragraph" style:parent-style-name="Standard">
      <style:paragraph-properties fo:text-align="start" style:justify-single-word="false"/>
      <style:text-properties officeooo:rsid="001c8500" officeooo:paragraph-rsid="001c8500"/>
    </style:style>
    <style:style style:name="P3" style:family="paragraph" style:parent-style-name="Standard">
      <style:text-properties officeooo:rsid="001d3616" officeooo:paragraph-rsid="001d3616"/>
    </style:style>
    <style:style style:name="P4" style:family="paragraph" style:parent-style-name="Standard">
      <style:text-properties officeooo:rsid="001d9275" officeooo:paragraph-rsid="001d9275"/>
    </style:style>
    <style:style style:name="P5" style:family="paragraph" style:parent-style-name="Standard">
      <style:text-properties officeooo:rsid="001e43c7" officeooo:paragraph-rsid="001e43c7"/>
    </style:style>
    <style:style style:name="P6" style:family="paragraph" style:parent-style-name="Standard">
      <style:text-properties officeooo:rsid="001e43c7" officeooo:paragraph-rsid="001d9275"/>
    </style:style>
    <style:style style:name="P7" style:family="paragraph" style:parent-style-name="Standard">
      <style:text-properties officeooo:rsid="00203edb" officeooo:paragraph-rsid="00203edb"/>
    </style:style>
    <style:style style:name="P8" style:family="paragraph" style:parent-style-name="Standard">
      <style:text-properties style:text-line-through-style="solid" style:text-line-through-type="single" fo:font-size="10pt" style:text-underline-style="none" style:font-size-asian="10pt" style:font-size-complex="10pt"/>
    </style:style>
    <style:style style:name="P9" style:family="paragraph" style:parent-style-name="Standard">
      <style:text-properties style:text-line-through-style="none" style:text-line-through-type="none" fo:font-size="10pt" style:text-underline-style="none" style:font-size-asian="10pt" style:font-size-complex="10pt"/>
    </style:style>
    <style:style style:name="P10" style:family="paragraph" style:parent-style-name="Standard">
      <style:text-properties style:text-line-through-style="none" style:text-line-through-type="none" fo:font-size="10pt" style:text-underline-style="none" officeooo:paragraph-rsid="00227116" style:font-size-asian="10pt" style:font-size-complex="10pt"/>
    </style:style>
    <style:style style:name="P11" style:family="paragraph" style:parent-style-name="Standard">
      <style:text-properties style:text-line-through-style="none" style:text-line-through-type="none" fo:font-size="10pt" style:text-underline-style="none" officeooo:rsid="002441b7" officeooo:paragraph-rsid="002441b7" style:font-size-asian="10pt" style:font-size-complex="10pt"/>
    </style:style>
    <style:style style:name="P12" style:family="paragraph" style:parent-style-name="Standard">
      <style:text-properties style:text-line-through-style="none" style:text-line-through-type="none" fo:font-size="10pt" style:text-underline-style="none" fo:font-weight="normal" officeooo:rsid="00245fea" officeooo:paragraph-rsid="00245fea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text-line-through-style="none" style:text-line-through-type="none" fo:font-size="10pt" style:text-underline-style="none" fo:font-weight="normal" officeooo:rsid="0027870c" officeooo:paragraph-rsid="0027870c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text-line-through-style="none" style:text-line-through-type="none" fo:font-size="10pt" style:text-underline-style="none" fo:font-weight="normal" officeooo:rsid="0027870c" officeooo:paragraph-rsid="0028d78c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text-line-through-style="none" style:text-line-through-type="none" fo:font-size="10pt" style:text-underline-style="none" fo:font-weight="normal" officeooo:rsid="0027bca1" officeooo:paragraph-rsid="0027bca1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text-line-through-style="none" style:text-line-through-type="none" fo:font-size="10pt" style:text-underline-style="none" fo:font-weight="normal" officeooo:rsid="0027bca1" officeooo:paragraph-rsid="0028d78c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text-line-through-style="none" style:text-line-through-type="none" fo:font-size="10pt" style:text-underline-style="none" fo:font-weight="normal" officeooo:rsid="002a25f2" officeooo:paragraph-rsid="002a25f2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text-line-through-style="none" style:text-line-through-type="none" fo:font-size="10pt" style:text-underline-style="none" fo:font-weight="normal" officeooo:rsid="002b8d85" officeooo:paragraph-rsid="002b8d85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text-line-through-style="none" style:text-line-through-type="none" fo:font-size="10pt" style:text-underline-style="none" fo:font-weight="normal" officeooo:rsid="002d11ca" officeooo:paragraph-rsid="002d11ca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text-line-through-style="none" style:text-line-through-type="none" fo:font-size="10pt" style:text-underline-style="none" fo:font-weight="normal" officeooo:rsid="002d5f2a" officeooo:paragraph-rsid="002d5f2a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text-line-through-style="none" style:text-line-through-type="none" fo:font-size="10pt" style:text-underline-style="none" fo:font-weight="normal" officeooo:rsid="002ea87b" officeooo:paragraph-rsid="002ea87b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text-line-through-style="none" style:text-line-through-type="none" fo:font-size="10pt" style:text-underline-style="none" fo:font-weight="bold" officeooo:rsid="002441b7" officeooo:paragraph-rsid="002441b7" style:font-size-asian="10pt" style:font-weight-asian="bold" style:font-size-complex="10pt" style:font-weight-complex="bold"/>
    </style:style>
    <style:style style:name="P23" style:family="paragraph" style:parent-style-name="Standard">
      <style:text-properties style:text-line-through-style="none" style:text-line-through-type="none" fo:font-size="10pt" style:text-underline-style="none" fo:font-weight="bold" officeooo:rsid="0027870c" officeooo:paragraph-rsid="0027870c" style:font-size-asian="10pt" style:font-weight-asian="bold" style:font-size-complex="10pt" style:font-weight-complex="bold"/>
    </style:style>
    <style:style style:name="P24" style:family="paragraph" style:parent-style-name="Standard">
      <style:text-properties style:text-line-through-style="none" style:text-line-through-type="none" fo:font-size="10pt" style:text-underline-style="none" fo:font-weight="bold" officeooo:rsid="0027870c" officeooo:paragraph-rsid="0028d78c" style:font-size-asian="10pt" style:font-weight-asian="bold" style:font-size-complex="10pt" style:font-weight-complex="bold"/>
    </style:style>
    <style:style style:name="P25" style:family="paragraph" style:parent-style-name="Standard">
      <style:text-properties style:text-line-through-style="none" style:text-line-through-type="none" fo:font-size="10pt" style:text-underline-style="none" fo:font-weight="bold" officeooo:rsid="0028d78c" officeooo:paragraph-rsid="0028d78c" style:font-size-asian="10pt" style:font-weight-asian="bold" style:font-size-complex="10pt" style:font-weight-complex="bold"/>
    </style:style>
    <style:style style:name="P26" style:family="paragraph" style:parent-style-name="Standard">
      <style:text-properties fo:font-size="10pt" fo:font-weight="bold" officeooo:rsid="002229ac" officeooo:paragraph-rsid="002229ac" style:font-size-asian="10pt" style:font-weight-asian="bold" style:font-size-complex="10pt" style:font-weight-complex="bold"/>
    </style:style>
    <style:style style:name="P27" style:family="paragraph" style:parent-style-name="Standard">
      <style:text-properties fo:font-size="10pt" officeooo:rsid="002229ac" officeooo:paragraph-rsid="002229ac" style:font-size-asian="10pt" style:font-size-complex="10pt"/>
    </style:style>
    <style:style style:name="P28" style:family="paragraph" style:parent-style-name="Standard">
      <style:text-properties officeooo:rsid="002a391c" officeooo:paragraph-rsid="002a391c"/>
    </style:style>
    <style:style style:name="P2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text-line-through-style="none" style:text-line-through-type="none" fo:font-size="10pt" style:text-underline-style="none" fo:font-weight="bold" officeooo:rsid="002441b7" officeooo:paragraph-rsid="002441b7" style:font-size-asian="10pt" style:font-weight-asian="bold" style:font-size-complex="10pt" style:font-weight-complex="bold"/>
    </style:style>
    <style:style style:name="P30" style:family="paragraph" style:parent-style-name="Standard" style:list-style-name="L1">
      <style:text-properties officeooo:rsid="001c8500" officeooo:paragraph-rsid="001c8500"/>
    </style:style>
    <style:style style:name="P31" style:family="paragraph" style:parent-style-name="Standard">
      <style:text-properties style:text-line-through-style="none" style:text-line-through-type="none" fo:font-size="10pt" style:text-underline-style="none" fo:font-weight="normal" officeooo:rsid="0028d78c" officeooo:paragraph-rsid="0028d78c" style:font-size-asian="10pt" style:font-weight-asian="normal" style:font-size-complex="10pt" style:font-weight-complex="normal"/>
    </style:style>
    <style:style style:name="P32" style:family="paragraph" style:parent-style-name="Standard">
      <style:text-properties style:text-line-through-style="none" style:text-line-through-type="none" fo:font-size="10pt" style:text-underline-style="none" fo:font-weight="normal" officeooo:rsid="0029d992" officeooo:paragraph-rsid="0028d78c" style:font-size-asian="10pt" style:font-weight-asian="normal" style:font-size-complex="10pt" style:font-weight-complex="normal"/>
    </style:style>
    <style:style style:name="P33" style:family="paragraph" style:parent-style-name="Standard">
      <style:text-properties style:text-line-through-style="none" style:text-line-through-type="none" fo:font-size="10pt" style:text-underline-style="none" fo:font-weight="normal" officeooo:rsid="002d11ca" officeooo:paragraph-rsid="0028d78c" style:font-size-asian="10pt" style:font-weight-asian="normal" style:font-size-complex="10pt" style:font-weight-complex="normal"/>
    </style:style>
    <style:style style:name="P34" style:family="paragraph" style:parent-style-name="Standard">
      <style:text-properties style:text-line-through-style="none" style:text-line-through-type="none" fo:font-size="10pt" style:text-underline-style="none" fo:font-weight="normal" officeooo:rsid="002b8d85" officeooo:paragraph-rsid="002b8d85" style:font-size-asian="10pt" style:font-weight-asian="normal" style:font-size-complex="10pt" style:font-weight-complex="normal"/>
    </style:style>
    <style:style style:name="P35" style:family="paragraph" style:parent-style-name="Standard">
      <style:text-properties style:text-line-through-style="none" style:text-line-through-type="none" fo:font-size="10pt" style:text-underline-style="none" fo:font-weight="normal" officeooo:rsid="0027870c" officeooo:paragraph-rsid="0028d78c" style:font-size-asian="10pt" style:font-weight-asian="normal" style:font-size-complex="10pt" style:font-weight-complex="normal"/>
    </style:style>
    <style:style style:name="P36" style:family="paragraph">
      <style:paragraph-properties fo:text-align="center"/>
    </style:style>
    <style:style style:name="T1" style:family="text">
      <style:text-properties officeooo:rsid="001d9275"/>
    </style:style>
    <style:style style:name="T2" style:family="text">
      <style:text-properties officeooo:rsid="002229ac"/>
    </style:style>
    <style:style style:name="T3" style:family="text">
      <style:text-properties officeooo:rsid="0022711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7116" style:font-weight-asian="bold" style:font-weight-complex="bold"/>
    </style:style>
    <style:style style:name="T6" style:family="text">
      <style:text-properties fo:font-weight="bold" officeooo:rsid="002441b7" style:font-weight-asian="bold" style:font-weight-complex="bold"/>
    </style:style>
    <style:style style:name="T7" style:family="text">
      <style:text-properties fo:font-weight="bold" officeooo:rsid="0029d992" style:font-weight-asian="bold" style:font-weight-complex="bold"/>
    </style:style>
    <style:style style:name="T8" style:family="text">
      <style:text-properties fo:font-weight="bold" officeooo:rsid="002ea87b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27116" style:font-weight-asian="normal" style:font-weight-complex="normal"/>
    </style:style>
    <style:style style:name="T11" style:family="text">
      <style:text-properties fo:font-weight="normal" officeooo:rsid="002441b7" style:font-weight-asian="normal" style:font-weight-complex="normal"/>
    </style:style>
    <style:style style:name="T12" style:family="text">
      <style:text-properties fo:font-weight="normal" officeooo:rsid="002d11ca" style:font-weight-asian="normal" style:font-weight-complex="normal"/>
    </style:style>
    <style:style style:name="T13" style:family="text">
      <style:text-properties officeooo:rsid="002441b7"/>
    </style:style>
    <style:style style:name="T14" style:family="text">
      <style:text-properties fo:background-color="#ff6600" loext:char-shading-value="0"/>
    </style:style>
    <style:style style:name="T15" style:family="text">
      <style:text-properties officeooo:rsid="0027bca1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27bca1" fo:background-color="transparent" loext:char-shading-value="0"/>
    </style:style>
    <style:style style:name="T18" style:family="text">
      <style:text-properties officeooo:rsid="0028d78c" fo:background-color="transparent" loext:char-shading-value="0"/>
    </style:style>
    <style:style style:name="T19" style:family="text">
      <style:text-properties officeooo:rsid="0028d78c"/>
    </style:style>
    <style:style style:name="T20" style:family="text">
      <style:text-properties officeooo:rsid="0029d992"/>
    </style:style>
    <style:style style:name="T21" style:family="text">
      <style:text-properties style:text-underline-style="solid" style:text-underline-width="auto" style:text-underline-color="font-color" officeooo:rsid="0027bca1"/>
    </style:style>
    <style:style style:name="T22" style:family="text">
      <style:text-properties officeooo:rsid="0027bca1" fo:background-color="#99ff99" loext:char-shading-value="0"/>
    </style:style>
    <style:style style:name="T23" style:family="text">
      <style:text-properties fo:background-color="#ffff99" loext:char-shading-value="0"/>
    </style:style>
    <style:style style:name="T24" style:family="text">
      <style:text-properties officeooo:rsid="0028d78c" fo:background-color="#ffff99" loext:char-shading-value="0"/>
    </style:style>
    <style:style style:name="T25" style:family="text">
      <style:text-properties officeooo:rsid="002b8d85"/>
    </style:style>
    <style:style style:name="T26" style:family="text">
      <style:text-properties fo:font-style="italic" officeooo:rsid="002b8d85" style:font-style-asian="italic" style:font-style-complex="italic"/>
    </style:style>
    <style:style style:name="T27" style:family="text">
      <style:text-properties officeooo:rsid="002d11ca"/>
    </style:style>
    <style:style style:name="T28" style:family="text">
      <style:text-properties officeooo:rsid="002d5f2a"/>
    </style:style>
    <style:style style:name="T29" style:family="text">
      <style:text-properties fo:font-size="15pt" fo:font-weight="bold" style:font-size-asian="15pt" style:font-weight-asian="bold" style:font-size-complex="15pt" style:font-weight-complex="bold"/>
    </style:style>
    <style:style style:name="T30" style:family="text">
      <style:text-properties fo:font-size="15pt" fo:font-weight="bold" officeooo:rsid="002a391c" style:font-size-asian="15pt" style:font-weight-asian="bold" style:font-size-complex="15pt" style:font-weight-complex="bold"/>
    </style:style>
    <style:style style:name="T31" style:family="text">
      <style:text-properties officeooo:rsid="002e7dd3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classe est définie par ses attributs, operation, ses liens entres elles</text:p>
      <text:list xml:id="list3997859989978812792" text:style-name="L1">
        <text:list-item>
          <text:p text:style-name="P30">Intention : attribut, operation association</text:p>
        </text:list-item>
        <text:list-item>
          <text:p text:style-name="P30">Extenstion: objects</text:p>
        </text:list-item>
      </text:list>
      <text:p text:style-name="P2"/>
      <text:p text:style-name="P3">clase associative ne peut pas avoir plusieurs intances d'une classe pointant vers une autre classe</text:p>
      <text:p text:style-name="P3">ex: producteur &gt;&gt; film --<text:span text:style-name="T19">&gt;tjs de plusieurs à plusieurs</text:span></text:p>
      <text:p text:style-name="P3"><text:s text:c="12"/><text:tab/>^ <text:s/></text:p>
      <text:p text:style-name="P3"><text:s text:c="21"/>role</text:p>
      <text:p text:style-name="P3"/>
      <text:p text:style-name="P5">cardinalité :0 à plusieurs = <text:s/>0..*</text:p>
      <text:p text:style-name="P5"><text:tab/> <text:s text:c="6"/>un = 1</text:p>
      <text:p text:style-name="P5"><text:tab/> <text:s text:c="6"/>n à n = n..n</text:p>
      <text:p text:style-name="P5"><text:tab/></text:p>
      <text:p text:style-name="P3">clé unique: un ou un ensemble d attribut qui identifie de maniere unique un enregistrement</text:p>
      <text:p text:style-name="P3">clé candidate: comme cl<text:span text:style-name="T1">é</text:span> unique mais doit <text:span text:style-name="T1">ê</text:span>tre minimale</text:p>
      <text:p text:style-name="P3">clé primaire: une des clés candidates, choisie de manière réfléchie</text:p>
      <text:p text:style-name="P3"/>
      <text:p text:style-name="P4">à l’étape de MCD, seulement la clé candidate est identifiée</text:p>
      <text:p text:style-name="P6"/>
      <text:p text:style-name="P6"/>
      <text:p text:style-name="P5">1 à 1 : on peut fusionner</text:p>
      <text:p text:style-name="P5">1 à 0..1 : optionnel</text:p>
      <text:p text:style-name="P5"/>
      <text:p text:style-name="P28">association qualifié: {unique no-chan, nom_equipe} devient un classe NoJouer collé sur équipe, la cardinatlité de joueur devient 0 à 1;</text:p>
      <text:p text:style-name="P5"/>
      <text:p text:style-name="P5"/>
      <text:section text:style-name="Sect1" text:name="Section1">
        <text:p text:style-name="P7">complete/ incomplete <text:s/></text:p>
        <text:p text:style-name="P7">disjointe/chevauchante</text:p>
        <text:p text:style-name="P7"/>
        <text:p text:style-name="P7">COMPLETE</text:p>
        <text:p text:style-name="P7">Personne a,b,c,d,e</text:p>
        <text:p text:style-name="P7">etudiant : abc</text:p>
        <text:p text:style-name="P7">employe; d, e</text:p>
        <text:p text:style-name="P5"/>
        <text:p text:style-name="P7">INCOMPLETE</text:p>
        <text:p text:style-name="P7">Personne a,b,c,d,e</text:p>
        <text:p text:style-name="P7">etudiant : ab</text:p>
        <text:p text:style-name="P7">employe; d, e</text:p>
        <text:p text:style-name="P7"/>
        <text:p text:style-name="P7">DISJOINT (soit des employé, soit des étudiants)</text:p>
        <text:p text:style-name="P7">Personne a,b,c,d,e</text:p>
        <text:p text:style-name="P7">etudiant : a, b</text:p>
        <text:p text:style-name="P7">employe : d, e</text:p>
        <text:p text:style-name="P7"/>
        <text:p text:style-name="P7">CHEVAUCHANT(une personne peut être un étudiant et un employé)</text:p>
        <text:p text:style-name="P7">Personne a,b,c,d,e</text:p>
        <text:p text:style-name="P7">etudiant : a, b, c</text:p>
        <text:p text:style-name="P7">employé : c, <text:s/>d, e</text:p>
      </text:section>
      <text:p text:style-name="P7"/>
      <text:p text:style-name="P7"/>
      <text:p text:style-name="P7"/>
      <text:p text:style-name="P7"/>
      <text:p text:style-name="P26">artiste<text:tab/><text:tab/>categorie <text:s/>specialite<text:tab/>exposition<text:tab/>oeuvre<text:tab/> <text:s text:c="3"/>type<text:tab/> <text:s text:c="3"/>proprio <text:s text:c="4"/><text:span text:style-name="T13">galerie <text:s text:c="9"/>client</text:span></text:p>
      <text:p text:style-name="P27">Identifiant<text:tab/>Titre<text:tab/> <text:s text:c="2"/>nom_specialite<text:tab/>titre<text:tab/><text:tab/>identifiant <text:s/>nom <text:s text:c="7"/>nom<text:tab/> <text:s text:c="9"/><text:span text:style-name="T13">nom</text:span><text:tab/> <text:span text:style-name="T13">nom</text:span></text:p>
      <text:p text:style-name="P27">nom<text:tab/>1←---→ 1..*<text:tab/><text:tab/><text:tab/><text:tab/><text:tab/>adresse<text:tab/> <text:s text:c="2"/><text:tab/> <text:s text:c="3"/>courriel <text:s text:c="7"/><text:span text:style-name="T13">adresse <text:s text:c="7"/>prenom</text:span></text:p>
      <text:p text:style-name="P27">prenom<text:tab/><text:tab/><text:tab/><text:tab/><text:tab/>date_debut<text:tab/>domensions <text:s text:c="12"/>adresse <text:s text:c="8"/><text:span text:style-name="T13">telephone <text:s text:c="3"/>adresse</text:span></text:p>
      <text:p text:style-name="P27">date_naiss<text:tab/><text:tab/><text:tab/><text:tab/>date_fin <text:s text:c="2"/><text:tab/>poids<text:tab/><text:tab/><text:tab/> <text:s text:c="9"/><text:span text:style-name="T13">pays<text:tab/> courriel</text:span></text:p>
      <text:p text:style-name="P27">courriel* ←---------------------------------------------------------→ *proprietaire<text:tab/><text:tab/><text:tab/><text:tab/> <text:span text:style-name="T13">pays</text:span></text:p>
      <text:p text:style-name="P27">adresse<text:tab/><text:tab/><text:tab/><text:tab/><text:tab/><text:tab/><text:tab/><text:span text:style-name="T3">titre</text:span><text:tab/><text:tab/></text:p>
      <text:p text:style-name="P27"><text:soft-page-break/>{enum}←----------------------------------------→<text:tab/><text:tab/><text:span text:style-name="T3">description</text:span><text:tab/><text:tab/></text:p>
      <text:p text:style-name="P27">bibliotheque<text:tab/><text:tab/><text:tab/><text:tab/><text:tab/><text:tab/><text:span text:style-name="T3">annee_real</text:span></text:p>
      <text:p text:style-name="P8">AOE<text:span text:style-name="T2">(déductible)</text:span></text:p>
      <text:p text:style-name="P9"><text:tab/><text:span text:style-name="T2">1←--------------------------------------------------------------------------→*</text:span></text:p>
      <text:p text:style-name="P10"><text:tab/><text:tab/><text:tab/><text:tab/><text:tab/> <text:s text:c="10"/><text:span text:style-name="T2">*←-------→ * <text:s text:c="5"/></text:span>*←-------------→<text:span text:style-name="T2"> 1</text:span></text:p>
      <text:p text:style-name="P9"><draw:line text:anchor-type="paragraph" draw:z-index="0" draw:name="Shape1" draw:style-name="gr1" draw:text-style-name="P36" svg:x1="4.9681in" svg:y1="0.789in" svg:x2="5.4228in" svg:y2="0.1256in"><text:p/></draw:line><draw:line text:anchor-type="paragraph" draw:z-index="1" draw:name="Shape2" draw:style-name="gr1" draw:text-style-name="P36" svg:x1="5.3472in" svg:y1="0.1256in" svg:x2="5.4228in" svg:y2="0.1256in"><text:p/></draw:line><draw:line text:anchor-type="paragraph" draw:z-index="2" draw:name="Shape3" draw:style-name="gr1" draw:text-style-name="P36" svg:x1="5.4516in" svg:y1="0.0783in" svg:x2="5.5177in" svg:y2="0.2492in"><text:p/></draw:line><text:tab/><text:tab/><text:tab/><text:tab/><text:tab/><text:tab/><text:tab/><text:span text:style-name="T3">prix(hors tax)</text:span></text:p>
      <text:p text:style-name="P9"><text:tab/><text:tab/><text:tab/><text:tab/><text:tab/><text:tab/><text:tab/> <text:s text:c="7"/><text:span text:style-name="T3">&lt;</text:span>-----------<text:span text:style-name="T3">&gt;</text:span></text:p>
      <text:p text:style-name="P9"><text:tab/><text:tab/><text:tab/><text:tab/><text:tab/><text:tab/><text:tab/><text:tab/>^</text:p>
      <text:p text:style-name="P9"><text:span text:style-name="T5"><text:tab/><text:tab/><text:tab/><text:tab/><text:tab/><text:tab/><text:tab/> <text:s text:c="10"/>Detail_</text:span><text:span text:style-name="T6">achat</text:span></text:p>
      <text:p text:style-name="P9"><text:span text:style-name="T5"><text:tab/><text:tab/><text:tab/><text:tab/><text:tab/><text:tab/><text:tab/> <text:s text:c="12"/></text:span><text:span text:style-name="T10">date</text:span></text:p>
      <text:p text:style-name="P9"><text:span text:style-name="T10"><text:tab/><text:tab/><text:tab/><text:tab/><text:tab/><text:tab/><text:tab/> <text:s text:c="6"/>* </text:span><text:span text:style-name="T11">←-------------------- ^ ------------------------→ *</text:span></text:p>
      <text:p text:style-name="P11"><text:span text:style-name="T9"><text:tab/><text:tab/><text:tab/><text:tab/><text:tab/><text:tab/><text:tab/><text:tab/><text:tab/> <text:s text:c="4"/></text:span><text:span text:style-name="T4">Detail_vente</text:span></text:p>
      <text:p text:style-name="P22"/>
      <text:p text:style-name="P29"/>
      <text:p text:style-name="P22"/>
      <text:p text:style-name="P22"/>
      <text:p text:style-name="P12">créer une clase personne et enlever nom prenom adresse de artite client et proprio</text:p>
      <text:p text:style-name="P12">proprio disparrait et le lien va avec personne</text:p>
      <text:p text:style-name="P12">ensuite qualifier les specialisations avec disjoint/chevauchant et complete incomplete</text:p>
      <text:p text:style-name="P12">personne est incomplete et chevauchant</text:p>
      <text:p text:style-name="P13"><text:tab/><text:tab/><text:tab/><text:tab/><text:tab/><text:tab/><text:span text:style-name="T29">cours </text:span><text:span text:style-name="T30">2</text:span></text:p>
      <text:p text:style-name="P13">élément dérivé ex: age → date de naissance</text:p>
      <text:p text:style-name="P13"/>
      <text:p text:style-name="P13"><text:tab/><text:tab/><text:tab/><text:tab/><text:tab/><text:tab/><text:span text:style-name="T23">cas utilisation adminiastreur</text:span></text:p>
      <text:p text:style-name="P13"/>
      <text:p text:style-name="P23">Ville<text:tab/><text:tab/> <text:s text:c="2"/>Responsable <text:s text:c="2"/>Categorie <text:s text:c="17"/>Equipes<text:tab/><text:tab/> <text:s text:c="7"/><text:span text:style-name="T15">Joueur<text:tab/> <text:s text:c="2"/>Entraineur<text:tab/> Match</text:span></text:p>
      <text:p text:style-name="P13">nom_ville{unique} <text:s/>nom_r<text:tab/>nom_c<text:tab/><text:tab/> <text:s text:c="5"/>nom_e<text:tab/><text:tab/><text:tab/><text:span text:style-name="T15">nom<text:tab/> <text:s text:c="3"/>nom<text:tab/><text:tab/>numero{unique</text:span></text:p>
      <text:p text:style-name="P13"><draw:line text:anchor-type="paragraph" draw:z-index="3" draw:name="Shape4" draw:style-name="gr1" draw:text-style-name="P36" svg:x1="2.4307in" svg:y1="0.0217in" svg:x2="2.535in" svg:y2="0.1453in"><text:p/></draw:line><draw:line text:anchor-type="paragraph" draw:z-index="4" draw:name="Shape5" draw:style-name="gr1" draw:text-style-name="P36" svg:x1="2.5346in" svg:y1="0.1453in" svg:x2="2.4591in" svg:y2="0.3252in"><text:p/></draw:line><text:tab/><text:tab/> <text:s text:c="4"/>prenom<text:tab/>AgeMin <text:s text:c="20"/><text:span text:style-name="T14">niveau</text:span><text:tab/><text:tab/><text:tab/><text:span text:style-name="T15">prennom <text:s text:c="3"/>prenom<text:tab/>date</text:span></text:p>
      <text:p text:style-name="P13"><text:tab/><text:tab/><text:tab/><text:tab/>AgeMax <text:s text:c="2"/>disj <text:s text:c="10"/><text:span text:style-name="T14">{enum: AA,BB,CC,A,B,C}</text:span><text:tab/><text:span text:style-name="T15">NAM <text:s text:c="9"/>NAM<text:tab/>heure</text:span></text:p>
      <text:p text:style-name="P13"><text:tab/><text:tab/><text:tab/><text:tab/><text:tab/><text:tab/> <text:s text:c="5"/><text:span text:style-name="T14"><text:s/>doit on supprimer= classe <text:s text:c="3"/></text:span><text:span text:style-name="T16"><text:s text:c="5"/></text:span><text:span text:style-name="T17">date_n<text:tab/> <text:s text:c="4"/>tel<text:tab/><text:tab/></text:span><text:span text:style-name="T18">{unique date,heure}</text:span></text:p>
      <text:p text:style-name="P13"><text:tab/> <text:s text:c="18"/>NAM<text:tab/><text:tab/><text:tab/><text:tab/> <text:s text:c="4"/><text:span text:style-name="T15">{unique nom,categorie}</text:span><text:tab/><text:span text:style-name="T15">tel<text:tab/> <text:s text:c="5"/>niveau{enum..}</text:span></text:p>
      <text:p text:style-name="P13"><text:tab/><text:tab/> <text:s text:c="3"/>tel<text:tab/><text:tab/><text:tab/><text:tab/><text:tab/><text:tab/><text:tab/><text:tab/><text:span text:style-name="T15">n0_chand</text:span></text:p>
      <text:p text:style-name="P13"><text:tab/>1&lt;-----------&gt;1<text:tab/><text:tab/><text:tab/>1&lt; ------------- <text:span text:style-name="T15">&gt;</text:span>*<text:tab/><text:tab/> <text:s text:c="20"/><text:span text:style-name="T15">{unique no_cha, nom_e}</text:span></text:p>
      <text:p text:style-name="P13"><text:tab/><text:tab/><text:tab/><text:tab/><text:tab/><text:tab/><text:tab/><text:tab/><text:tab/> <text:s text:c="5"/><text:span text:style-name="T15">{age:confirme categorie}</text:span></text:p>
      <text:p text:style-name="P15"/>
      <text:p text:style-name="P15"><draw:line text:anchor-type="paragraph" draw:z-index="5" draw:name="Shape6" draw:style-name="gr1" draw:text-style-name="P36" svg:x1="3.4154in" svg:y1="0.0445in" svg:x2="0.3465in" svg:y2="0.0925in"><text:p/></draw:line> <text:s text:c="7"/>1&lt;<text:tab/><text:tab/><text:tab/><text:tab/><text:tab/><text:tab/><text:tab/>&gt;*</text:p>
      <text:p text:style-name="P15"><text:tab/><text:tab/><text:tab/><text:tab/><text:tab/><text:tab/><text:tab/> 1&lt;-----------------------------&gt;*</text:p>
      <text:p text:style-name="P15"><text:tab/><text:tab/><text:tab/><text:tab/><text:tab/><text:tab/><text:tab/> 1&lt;-------------------------------------------&gt;2.3</text:p>
      <text:p text:style-name="P15"><text:tab/><text:tab/><text:tab/><text:tab/><text:tab/><text:tab/><text:tab/><text:tab/><text:tab/><text:tab/> <text:s text:c="7"/>{joueur pas entraineur}</text:p>
      <text:p text:style-name="P15"/>
      <text:p text:style-name="P25">Match<text:tab/> <text:s text:c="4"/>Equipe <text:s text:c="3"/><text:span text:style-name="T9">equivalent a</text:span><text:tab/> Match<text:tab/> <text:s text:c="2"/>Equipe</text:p>
      <text:p text:style-name="P25"><text:tab/>vist</text:p>
      <text:p text:style-name="P25"><text:s text:c="10"/>*<text:span text:style-name="T9">--------1</text:span></text:p>
      <text:p text:style-name="P31"><text:tab/>receveur<text:tab/><text:tab/><text:tab/> <text:s text:c="9"/>*-----2</text:p>
      <text:p text:style-name="P31"><text:s text:c="11"/>*--------1<text:tab/><text:tab/><text:tab/><text:tab/>^</text:p>
      <text:p text:style-name="P25"><text:span text:style-name="T9"><text:tab/><text:tab/><text:tab/><text:tab/> <text:s text:c="10"/></text:span>Detail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tab/><text:tab/><text:tab/><text:tab/><text:tab/><text:tab/><text:tab/><text:span text:style-name="T23">cas utilisation </text:span><text:span text:style-name="T24">Statisticien</text:span></text:p>
      <text:p text:style-name="P14"/>
      <text:p text:style-name="P24">Ville<text:tab/><text:tab/> <text:s text:c="2"/>Responsable <text:s text:c="2"/>Categorie <text:s text:c="17"/>Equipes<text:tab/><text:tab/> <text:s text:c="7"/><text:span text:style-name="T15">Joueur<text:tab/> <text:s text:c="2"/>Entraineur<text:tab/> Match<text:tab/><text:tab/></text:span><text:span text:style-name="T22">Point</text:span></text:p>
      <text:p text:style-name="P14">nom_ville{unique} <text:s/>nom_r<text:tab/>nom_c<text:tab/><text:tab/> <text:s text:c="5"/>nom_e<text:tab/><text:tab/><text:tab/><text:span text:style-name="T15">nom<text:tab/> <text:s text:c="3"/>nom<text:tab/><text:tab/>numero{unique] <text:s text:c="2"/></text:span><text:span text:style-name="T21">W=2</text:span></text:p>
      <text:p text:style-name="P14"><draw:line text:anchor-type="paragraph" draw:z-index="6" draw:name="Shape4" draw:style-name="gr1" draw:text-style-name="P36" svg:x1="2.4307in" svg:y1="0.0217in" svg:x2="2.535in" svg:y2="0.1453in"><text:p/></draw:line><draw:line text:anchor-type="paragraph" draw:z-index="7" draw:name="Shape5" draw:style-name="gr1" draw:text-style-name="P36" svg:x1="2.5346in" svg:y1="0.1453in" svg:x2="2.4591in" svg:y2="0.3252in"><text:p/></draw:line><text:tab/><text:tab/> <text:s text:c="4"/>prenom<text:tab/>AgeMin <text:s text:c="20"/><text:span text:style-name="T14">niveau</text:span><text:tab/><text:tab/><text:tab/><text:span text:style-name="T15">prennom <text:s text:c="3"/>prenom<text:tab/>date<text:tab/><text:tab/> </text:span><text:span text:style-name="T21">L=0</text:span></text:p>
      <text:p text:style-name="P14"><text:tab/><text:tab/><text:tab/><text:tab/>AgeMax <text:s text:c="2"/>disj <text:s text:c="10"/><text:span text:style-name="T14">{enum: AA,BB,CC,A,B,C}</text:span><text:tab/><text:span text:style-name="T15">NAM <text:s text:c="9"/>NAM<text:tab/>heure<text:tab/><text:tab/> </text:span><text:span text:style-name="T21">D=1</text:span><text:span text:style-name="T15"><text:tab/></text:span></text:p>
      <text:p text:style-name="P14"><text:tab/><text:tab/><text:tab/><text:tab/><text:tab/><text:tab/> <text:s text:c="5"/><text:span text:style-name="T14"><text:s/>doit on supprimer= classe <text:s text:c="3"/></text:span><text:span text:style-name="T16"><text:s text:c="5"/></text:span><text:span text:style-name="T17">date_n<text:tab/> <text:s text:c="4"/>tel<text:tab/><text:tab/></text:span><text:span text:style-name="T18">{unique date,heure}</text:span></text:p>
      <text:p text:style-name="P14"><text:tab/> <text:s text:c="18"/>NAM<text:tab/><text:tab/><text:tab/><text:tab/> <text:s text:c="4"/><text:span text:style-name="T15">{unique nom,categorie}</text:span><text:tab/><text:span text:style-name="T15">tel<text:tab/> <text:s text:c="4"/>niveau{enum..}</text:span></text:p>
      <text:p text:style-name="P14"><text:tab/><text:tab/> <text:s text:c="3"/>tel<text:tab/><text:tab/><text:tab/><text:tab/><text:tab/><text:tab/><text:tab/><text:tab/><text:span text:style-name="T15">n0_chand</text:span></text:p>
      <text:p text:style-name="P14"><text:tab/>1&lt;-----------&gt;1<text:tab/><text:tab/><text:tab/>1&lt; ------------- <text:span text:style-name="T15">&gt;</text:span>*<text:tab/><text:tab/> <text:s text:c="20"/><text:span text:style-name="T15">{unique no_cha, nom_e}</text:span></text:p>
      <text:p text:style-name="P14"><text:tab/><text:tab/><text:tab/><text:tab/><text:tab/><text:tab/><text:tab/><text:tab/><text:tab/> <text:s text:c="5"/><text:span text:style-name="T15">{age:confirme categorie}</text:span></text:p>
      <text:p text:style-name="P16"/>
      <text:p text:style-name="P16"><draw:line text:anchor-type="paragraph" draw:z-index="8" draw:name="Shape6" draw:style-name="gr1" draw:text-style-name="P36" svg:x1="3.4154in" svg:y1="0.0445in" svg:x2="0.3465in" svg:y2="0.0925in"><text:p/></draw:line> <text:s text:c="7"/>1&lt;<text:tab/><text:tab/><text:tab/><text:tab/><text:tab/><text:tab/><text:tab/>&gt;*</text:p>
      <text:p text:style-name="P16"><text:tab/><text:tab/><text:tab/><text:tab/><text:tab/><text:tab/><text:tab/> 1&lt;-----------------------------&gt;*</text:p>
      <text:p text:style-name="P16"><text:tab/><text:tab/><text:tab/><text:tab/><text:tab/><text:tab/><text:tab/> 1&lt;-------------------------------------------&gt;2.3</text:p>
      <text:p text:style-name="P16"><text:tab/><text:tab/><text:tab/><text:tab/><text:tab/><text:tab/><text:tab/><text:tab/><text:tab/><text:tab/> <text:s/>{joueur pas entraineur}</text:p>
      <text:p text:style-name="P16"/>
      <text:p text:style-name="P16"><text:tab/><text:tab/><text:tab/><text:tab/><text:tab/><text:tab/><text:tab/>*----------------------------------------------------------------------------<text:span text:style-name="T20">2</text:span></text:p>
      <text:p text:style-name="P16"><text:tab/><text:tab/><text:tab/><text:tab/><text:tab/><text:tab/><text:tab/><text:tab/><text:tab/>^</text:p>
      <text:p text:style-name="P16"><text:tab/><text:tab/><text:tab/><text:tab/><text:tab/><text:tab/><text:tab/><text:tab/><text:tab/><text:span text:style-name="T7">Detail</text:span></text:p>
      <text:p text:style-name="P16"><text:span text:style-name="T7"><text:tab/><text:tab/><text:tab/><text:tab/><text:tab/></text:span><text:span text:style-name="T20"><text:tab/><text:tab/><text:tab/><text:tab/>vistieur</text:span></text:p>
      <text:p text:style-name="P32"><text:tab/><text:tab/><text:tab/><text:tab/><text:tab/><text:tab/><text:tab/><text:tab/><text:tab/>receveur</text:p>
      <text:p text:style-name="P16"><text:tab/><text:tab/><text:tab/><text:tab/><text:tab/><text:tab/><text:tab/><text:tab/><text:tab/><text:tab/> <text:s text:c="6"/>*------------------------------------------<text:span text:style-name="T20">1</text:span></text:p>
      <text:p text:style-name="P16"><text:tab/><text:tab/><text:tab/><text:tab/><text:tab/><text:tab/><text:tab/><text:tab/><text:tab/><text:tab/><text:tab/><text:tab/>^</text:p>
      <text:p text:style-name="P16"><text:tab/><text:tab/><text:tab/><text:tab/><text:tab/><text:tab/><text:tab/><text:tab/><text:tab/><text:tab/><text:tab/> <text:s text:c="10"/><text:span text:style-name="T7">Stats</text:span></text:p>
      <text:p text:style-name="P16"><text:span text:style-name="T7"><text:tab/><text:tab/><text:tab/><text:tab/></text:span><text:span text:style-name="T20"><text:tab/><text:tab/><text:tab/><text:tab/><text:tab/><text:tab/><text:tab/><text:tab/>But</text:span></text:p>
      <text:p text:style-name="P32"><text:tab/><text:tab/><text:tab/><text:tab/><text:tab/><text:tab/><text:tab/><text:tab/><text:tab/><text:tab/><text:tab/><text:tab/>Passe</text:p>
      <text:p text:style-name="P16"/>
      <text:p text:style-name="P16"/>
      <text:p text:style-name="P17"><text:span text:style-name="T25">MCD </text:span>au milieu on met l’équipe qui a le plus d’association;</text:p>
      <text:p text:style-name="P17"/>
      <text:p text:style-name="P17"><text:tab/><text:tab/><text:tab/><text:tab/><text:span text:style-name="T8">migrer ver MRD</text:span></text:p>
      <text:p text:style-name="P18">MRD reprendre les classes et les attributs du MCD, batir les clés primaires à partir des clé candidates,<text:line-break/> <text:s text:c="9"/>s’il n’y a pas de clé candidates, en créer une artificielle</text:p>
      <text:p text:style-name="P18"><text:tab/>ex: Professeur → matricule</text:p>
      <text:p text:style-name="P18"><text:tab/> <text:s text:c="4"/>Cours → Sigle</text:p>
      <text:p text:style-name="P18"/>
      <text:p text:style-name="P19">de plusieurs à plusieurs: il faut créer une classe pour migrer les deux classes <text:span text:style-name="T28">et regrouper les clés primaires de celles-ci</text:span></text:p>
      <text:p text:style-name="P20">de un à un obligatoirre 2ways: faire une fusion, car un à un n’a pas de sens</text:p>
      <text:p text:style-name="P20">un à un optionel 2ways : créer unenouvelles tables, avec migrations des deux clés, <text:span text:style-name="T31">cle unique H1, cle primere F1 exemple mariage</text:span></text:p>
      <text:p text:style-name="P21">chevauchant : on utilise la délégation</text:p>
      <text:p text:style-name="P21"/>
      <text:p text:style-name="P21"/>
      <text:p text:style-name="P21">marqué les dijoint complète par des commentaires</text:p>
      <text:p text:style-name="P21">Dijointe = exclusif</text:p>
      <text:p text:style-name="P21">complète = une des deux est necessaire</text:p>
      <text:p text:style-name="P2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<text:span text:style-name="T4">Etudiant<text:tab/>Cours</text:span> <text:tab/><text:tab/><text:span text:style-name="T4">Professeur<text:tab/> <text:s text:c="3"/>Programme</text:span> <text:s text:c="17"/><text:span text:style-name="T4">Syndicat</text:span></text:p>
      <text:p text:style-name="P18"><draw:path text:anchor-type="paragraph" draw:z-index="12" draw:name="Shape10" draw:style-name="gr1" draw:text-style-name="P36" svg:width="0.1669in" svg:height="0.1504in" draw:transform="rotate (2.23349784377714) translate (1.83541666666667in 0.279166666666667in)" svg:viewBox="0 0 425 383" svg:d="M97 383c899-65-370 162-40-339l-57-44"><text:p/></draw:path><draw:path text:anchor-type="paragraph" draw:z-index="18" draw:name="Shape16" draw:style-name="gr1" draw:text-style-name="P36" svg:width="0.1957in" svg:height="0.1634in" draw:transform="rotate (1.29660510130659) translate (2.41681833437159in 0.32445267868689in)" svg:viewBox="0 0 498 416" svg:d="M233 0c741 54-320-38-212 309l-21 107"><text:p/></draw:path><text:span text:style-name="T20">C.</text:span>P <text:s text:c="22"/>Sigle<text:tab/><text:tab/>nom<text:tab/><text:tab/> <text:s text:c="5"/><text:span text:style-name="T27">numero<text:tab/><text:tab/> <text:s text:c="2"/>carte</text:span></text:p>
      <text:p text:style-name="P18"><draw:line text:anchor-type="paragraph" draw:z-index="10" draw:name="Shape8" draw:style-name="gr1" draw:text-style-name="P36" svg:x1="1.3618in" svg:y1="0.0047in" svg:x2="1.9492in" svg:y2="0.0047in"><text:p/></draw:line><draw:path text:anchor-type="paragraph" draw:z-index="17" draw:name="Shape15" draw:style-name="gr1" draw:text-style-name="P36" svg:width="0.7748in" svg:height="2in" draw:transform="rotate (-1.89246050793745) translate (4.50625in 0.167361111111116in)" svg:viewBox="0 0 1969 5081" svg:d="M0 0c292 18 631-25 844 252 276 358 689 407 974 868 335 542-388 168-335 669 30 278-136 691 115 798 328 140 500 395 257 699-207 260-234 623-319 943-64 243-424 664-45 852"><text:p/></draw:path>nom<text:tab/><text:tab/>Titre<text:tab/><text:tab/>prenom<text:tab/> <text:s text:c="19"/><text:span text:style-name="T27">nom<text:tab/><text:tab/><text:tab/> <text:s/>date</text:span></text:p>
      <text:p text:style-name="P18"><draw:path text:anchor-type="paragraph" draw:z-index="15" draw:name="Shape13" draw:style-name="gr1" draw:text-style-name="P36" svg:width="0.4047in" svg:height="1.2299in" draw:transform="rotate (0.114319066005629) translate (3.11671841861191in 0.108387640965152in)" svg:viewBox="0 0 1029 3125" svg:d="M0 3107c444 136 532-532 642-750 140-279 274-560 364-855 131-424-336-752-422-1162l-16-291 5-49"><text:p/></draw:path>Prenom<text:tab/><text:tab/>{P.K sigle}<text:tab/>date_N<text:tab/><text:tab/> <text:s text:c="4"/><text:span text:style-name="T27">{ P.K numero}<text:tab/> <text:s/>{P.K carte}</text:span></text:p>
      <text:p text:style-name="P18"><draw:path text:anchor-type="paragraph" draw:z-index="14" draw:name="Shape12" draw:style-name="gr1" draw:text-style-name="P36" svg:width="0.7913in" svg:height="0.687in" draw:transform="rotate (0.536165146212658) translate (0.489768329460048in 0.533975284732484in)" svg:viewBox="0 0 2011 1746" svg:d="M0 1746c363-180 650-467 959-719 231-188 282-568 637-600l251-187 164-182-50-58"><text:p/></draw:path><draw:path text:anchor-type="paragraph" draw:z-index="16" draw:name="Shape14" draw:style-name="gr1" draw:text-style-name="P36" svg:width="1.5906in" svg:height="1.3303in" draw:transform="rotate (-3.14159265358979) translate (2.99097222222222in 1.42378992633994in)" svg:viewBox="0 0 4041 3380" svg:d="M0 13c437-83 794 261 1203 337 333 61 651 192 961 337 415 192 620 550 843 890 177 270 359 538 553 794 180 238 455 446 481 769l-25 240"><text:p/></draw:path><draw:path text:anchor-type="paragraph" draw:z-index="20" draw:name="Shape18" draw:style-name="gr1" draw:text-style-name="P36" svg:width="0.1303in" svg:height="0.1953in" draw:transform="rotate (-2.47889113660755) translate (1.31976448171264in 0.296652137097377in)" svg:viewBox="0 0 332 497" svg:d="M11 474c876 94-369-111 97-474l-64 317-26 71z"><text:p/></draw:path><draw:path text:anchor-type="paragraph" draw:z-index="21" draw:name="Shape19" draw:style-name="gr1" draw:text-style-name="P36" svg:width="0.3063in" svg:height="0.2437in" draw:transform="rotate (-1.69855442804088) translate (1.63503357655802in 0.171998548446027in)" svg:viewBox="0 0 779 620" svg:d="M0 577c250 23 544 106 745-46 280-212-1276 13-503-323l96-208"><text:p/></draw:path>NAS<text:tab/><text:tab/>matricule<text:tab/>matricule<text:tab/><text:tab/><text:tab/><text:tab/> <text:span text:style-name="T27">matricule</text:span></text:p>
      <text:p text:style-name="P18">{P.K CP}<text:tab/><text:tab/><text:tab/>{P.K matrciule}<text:tab/><text:tab/><text:tab/><text:tab/><text:span text:style-name="T27">{unique matricule}</text:span></text:p>
      <text:p text:style-name="P18"><draw:path text:anchor-type="paragraph" draw:z-index="9" draw:name="Shape7" draw:style-name="gr1" draw:text-style-name="P36" svg:width="1.024in" svg:height="0.6984in" draw:transform="rotate (0.126536370769589) translate (2.00921265578967in 0.142702608185411in)" svg:viewBox="0 0 2602 1775" svg:d="M1985 148c237 79 757-197 581 389-89 298-154 608-214 919-196 1013-2255-751-2338-298-92 503 299-404 338-563l130-250 105-253 35-92"><text:p/></draw:path><draw:path text:anchor-type="paragraph" draw:z-index="11" draw:name="Shape9" draw:style-name="gr1" draw:text-style-name="P36" svg:width="0.3504in" svg:height="0.2531in" svg:x="2.072in" svg:y="0.0669in" svg:viewBox="0 0 891 644" svg:d="M0 499c272 30 891-324 626-434-621-257 270 316 240 554l25 25"><text:p/></draw:path><text:tab/><text:tab/><text:tab/><text:tab/>matricule_sup</text:p>
      <text:p text:style-name="P18"><draw:path text:anchor-type="paragraph" draw:z-index="19" draw:name="Shape17" draw:style-name="gr1" draw:text-style-name="P36" svg:width="0.2157in" svg:height="0.1894in" draw:transform="rotate (1.05836765840936) translate (0.194351017399251in 0.308193325056456in)" svg:viewBox="0 0 549 482" svg:d="M0 37c105 56 903-198 364 153l-30 292"><text:p/></draw:path>{U.K NAS}</text:p>
      <text:p text:style-name="P16"><draw:path text:anchor-type="paragraph" draw:z-index="13" draw:name="Shape11" draw:style-name="gr1" draw:text-style-name="P36" svg:width="0.6437in" svg:height="0.0795in" draw:transform="rotate (2.03802096755378) translate (0.51576275248413in 0.574985527574689in)" svg:viewBox="0 0 1636 203" svg:d="M0 145c441 210 775-229 1195-124l258 21 183-42"><text:p/></draw:path><text:tab/><text:tab/><text:tab/><text:tab/><text:span text:style-name="T26">matricule_supp</text:span></text:p>
      <text:p text:style-name="P25"><text:tab/><text:tab/><text:tab/><text:tab/></text:p>
      <text:p text:style-name="P25"/>
      <text:p text:style-name="P25"><text:tab/><text:span text:style-name="T27">Etudiant_Cours<text:tab/><text:tab/><text:tab/><text:tab/>Detail</text:span></text:p>
      <text:p text:style-name="P25"><text:tab/><text:span text:style-name="T12">C.P<text:tab/><text:tab/><text:tab/><text:tab/><text:tab/>sigle</text:span></text:p>
      <text:p text:style-name="P33"><text:tab/>Sigle<text:tab/><text:tab/><text:tab/><text:tab/><text:tab/>numero</text:p>
      <text:p text:style-name="P33"><text:tab/>{P.K C.P, Sigle}<text:tab/><text:tab/><text:tab/><text:tab/>nbr_e</text:p>
      <text:p text:style-name="P33"><text:tab/><text:tab/><text:tab/><text:tab/><text:tab/><text:tab/>{P.K sigle, numero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1701in" fo:margin-right="0.090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09:48:27.446311425</meta:creation-date>
    <dc:date>2018-02-06T06:09:29.354723159</dc:date>
    <meta:editing-duration>PT40M4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4" meta:paragraph-count="132" meta:word-count="659" meta:character-count="5793" meta:non-whitespace-character-count="4071"/>
  </office:meta>
</office:document-meta>
</file>